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83ce"/>
    </style:style>
    <style:style style:name="T1" style:family="text">
      <style:text-properties officeooo:rsid="000d83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text:tab/><text:tab/><text:tab/><text:tab/><text:tab/>Signaling </text:p>
      <text:p text:style-name="P1"><text:s text:c="10"/>=========</text:p>
      <text:p text:style-name="Standard"/>
      <text:p text:style-name="Standard">Signaling is a mechanism to send the digital data in form of bits as voltage pulses.</text:p>
      <text:p text:style-name="Standard"/>
      <text:p text:style-name="P1">There are two types of signaling generally used in digital electronics : </text:p>
      <text:p text:style-name="P1">1.) Single-ended signaling</text:p>
      <text:p text:style-name="P1">2.) Differential signaling.</text:p>
      <text:p text:style-name="Standard"/>
      <text:p text:style-name="Standard"/>
      <text:p text:style-name="Standard">1.) Single-ended signaling: </text:p>
      <text:p text:style-name="P1"><text:tab/><text:tab/>This type of signaling is generally used in half-duplex method or other similar</text:p>
      <text:p text:style-name="P1"><text:s text:c="7"/><text:tab/><text:tab/>methods where one signal requires only 1 wire to transmit bits, and 1 wire acts as</text:p>
      <text:p text:style-name="P1"><text:tab/><text:tab/>common ground if multiple signals has to be transmitted.</text:p>
      <text:p text:style-name="P1"><text:tab/><text:tab/>So for exchanging 10 different signals, one need a cable with 11 wires, 10 for </text:p>
      <text:p text:style-name="P1"><text:tab/><text:tab/>voltage pulses and 1 for common ground with whose relative the pulse potential</text:p>
      <text:p text:style-name="P1"><text:tab/><text:tab/>would be.</text:p>
      <text:p text:style-name="Standard"/>
      <text:p text:style-name="P1"><text:tab/><text:tab/>A probable problem with single-ended signaling is that noise can cause signal</text:p>
      <text:p text:style-name="P1"><text:tab/> <text:s/><text:tab/>distortion, in order to neglect the signal distortion/noise, the magnitude of voltage</text:p>
      <text:p text:style-name="P1"><text:tab/> <text:tab/>pulse must be significantly higher than the noise voltage, thus requires higher power</text:p>
      <text:p text:style-name="P1"><text:s/><text:tab/><text:tab/>for transmission, Single-ended signaling typica<text:span text:style-name="T1">ll</text:span>y requires signal voltage to be ~5V <text:tab/><text:tab/>or more or the design must be using some sort of noise cancellation mechanism in</text:p>
      <text:p text:style-name="P1"><text:tab/> <text:tab/>order to reduce higher power consumption.</text:p>
      <text:p text:style-name="Standard"/>
      <text:p text:style-name="Standard">2.) Differential signaling:</text:p>
      <text:p text:style-name="P1"><text:tab/><text:tab/>This type of signaling is used in CAN networks and other requirement specific</text:p>
      <text:p text:style-name="P1"><text:s/><text:tab/><text:tab/>circuits, this signaling requires two wires to transmit a single signal along with a</text:p>
      <text:p text:style-name="P1"><text:tab/> <text:tab/>common ground.</text:p>
      <text:p text:style-name="P1"><text:tab/><text:tab/>At the receiver's end, their must be a differential amplifier to take the difference of</text:p>
      <text:p text:style-name="P1"><text:s/><text:tab/><text:tab/>the potential between two wires.</text:p>
      <text:p text:style-name="P1"><text:tab/><text:tab/>If one need to transmit 10 signals, 21 wires will be required, 20 for signals, 1 for</text:p>
      <text:p text:style-name="P1"><text:tab/> <text:tab/>common ground.</text:p>
      <text:p text:style-name="Standard"/>
      <text:p text:style-name="Standard"><text:tab/><text:tab/><text:span text:style-name="T1">But h</text:span>ow <text:span text:style-name="T1">does the </text:span>differential signaling works ???</text:p>
      <text:p text:style-name="Standard"/>
      <text:p text:style-name="P1"><text:tab/><text:tab/><text:span text:style-name="T1">T</text:span>he wires are assigned names as D+ and D- , both wires carries same potential but of</text:p>
      <text:p text:style-name="P1"><text:s/><text:tab/><text:tab/>opposite polarity at each instant of time when the circuit is in operable state.</text:p>
      <text:p text:style-name="P1"><text:tab/><text:tab/></text:p>
      <text:p text:style-name="P1"><text:tab/><text:tab/>logical 1 is represented when D+ is at higher potential than D- , say D+ at 2.5V and <text:tab/><text:tab/>D- at -2.5V.</text:p>
      <text:p text:style-name="P1"><text:tab/><text:tab/></text:p>
      <text:p text:style-name="P1"><text:tab/><text:tab/>logical 0 is represented when D- is at higher potential than D+ , say D- at 2.5V and <text:tab/><text:tab/>D+ at -2.5V.</text:p>
      <text:p text:style-name="Standard"/>
      <text:p text:style-name="Standard"><text:tab/> <text:s/><text:tab/>note that at every time instant when the device is in operable state, both wires are at <text:tab/><text:tab/>equa<text:span text:style-name="T1">l</text:span> but opposite potential.</text:p>
      <text:p text:style-name="Standard"><text:tab/><text:tab/></text:p>
      <text:p text:style-name="Standard"><text:tab/><text:tab/>Advantages of differential signaling :</text:p>
      <text:p text:style-name="Standard"><text:tab/><text:tab/>* Common mode rejection : </text:p>
      <text:p text:style-name="P1"><text:soft-page-break/><text:tab/><text:tab/><text:tab/><text:tab/><text:tab/>Any piece of small signal which is common on both the wires <text:tab/><text:tab/><text:tab/><text:tab/><text:tab/>will be cance<text:span text:style-name="T1">l</text:span>led out by the differential amplifier, say a noise is</text:p>
      <text:p text:style-name="P1"><text:s/><text:tab/><text:tab/><text:tab/><text:tab/><text:tab/>induced in both the D+ and D- signals, then at the receiver's</text:p>
      <text:p text:style-name="P1"><text:s/><text:tab/><text:tab/><text:tab/><text:tab/><text:tab/>end, when the differential amplifier performs the operation : <text:tab/><text:tab/><text:tab/><text:tab/><text:tab/><text:span text:style-name="T1">(</text:span>D+<text:span text:style-name="T1">)</text:span> - (D-) , the common noise signal will be cancelled giving</text:p>
      <text:p text:style-name="P1"><text:s/><text:tab/><text:tab/><text:tab/><text:tab/><text:tab/>it name as 'Common mode rejection'.</text:p>
      <text:p text:style-name="Standard"><text:tab/><text:tab/>* Lower power consumption : </text:p>
      <text:p text:style-name="P1"><text:tab/><text:tab/><text:tab/><text:tab/><text:tab/>In case of Single-ended signaling, in order to overcome the <text:tab/><text:tab/><text:tab/><text:tab/><text:tab/>noise impact on original signal, the voltage level of bit</text:p>
      <text:p text:style-name="P1"><text:s/><text:tab/><text:tab/><text:tab/><text:tab/><text:tab/>carrying pulses must be high in order to correctly interpret the</text:p>
      <text:p text:style-name="P1"><text:s/><text:tab/><text:tab/><text:tab/><text:tab/><text:tab/>potential, but in case of differential signaling, the noise</text:p>
      <text:p text:style-name="P1"><text:s/><text:tab/><text:tab/><text:tab/><text:tab/><text:tab/>cancellation is handled by differential amplifier at receiver's</text:p>
      <text:p text:style-name="P1"><text:s/><text:tab/><text:tab/><text:tab/><text:tab/><text:tab/>end, thus we don’t need to worry about noise, then why should</text:p>
      <text:p text:style-name="P1"><text:s/><text:tab/><text:tab/><text:tab/><text:tab/><text:tab/>we even use higher voltage levels for pulse/bit transfer ?,</text:p>
      <text:p text:style-name="P1"><text:s/><text:tab/><text:tab/><text:tab/><text:tab/><text:tab/>definitely not, the small pulse voltages are used to transmit bits <text:tab/><text:tab/><text:tab/><text:tab/><text:tab/>over the channel, and also the signal g<text:span text:style-name="T1">e</text:span>ts amplified at</text:p>
      <text:p text:style-name="P1"><text:s/><text:tab/><text:tab/><text:tab/><text:tab/><text:tab/>receiver's end as well, thu<text:span text:style-name="T1">s </text:span>signal potential must only be large</text:p>
      <text:p text:style-name="P1"><text:s/><text:tab/><text:tab/><text:tab/><text:tab/><text:tab/>enough that differential amplifier can significantly work with <text:tab/><text:tab/><text:tab/><text:tab/><text:tab/>i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04:15:00.817397086</meta:creation-date>
    <dc:date>2024-08-23T04:27:56.515081659</dc:date>
    <meta:editing-duration>PT20S</meta:editing-duration>
    <meta:editing-cycles>1</meta:editing-cycles>
    <meta:generator>LibreOffice/24.2.5.2$Linux_X86_64 LibreOffice_project/420$Build-2</meta:generator>
    <meta:document-statistic meta:table-count="0" meta:image-count="0" meta:object-count="0" meta:page-count="2" meta:paragraph-count="51" meta:word-count="538" meta:character-count="3362" meta:non-whitespace-character-count="2654"/>
  </office:meta>
</office:document-meta>
</file>